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81277663219633035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17716398102964143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31753363452444772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3903945628462197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757381886478626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39338023912551412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927550664467940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61950398137995007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646829" text:continue-list="list40927550664467940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2981949241778104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4922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5353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63995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63044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5496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6905524829504739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9793379794728499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3988278358024925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4820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35377443510813399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2745117082563525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77686210799867713" text:style-name="L15">
        <text:list-item>
          <text:list>
            <text:list-header>
              <text:p text:style-name="P183">1.5 miles averaging about 9:40/mile and rest 1 min</text:p>
            </text:list-header>
          </text:list>
        </text:list-item>
      </text:list>
      <text:p text:style-name="P24">1 mile in 8:26 and rest 2 min</text:p>
      <text:list xml:id="list447212881699718282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150317496715224151"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4846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03501490128139549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06656475364361258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11055105240813819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643659" text:continue-list="list2066564753643612586" text:style-name="L19">
        <text:list-item>
          <text:list>
            <text:list-header>
              <text:p text:style-name="P187">(Pace*HR)=1240</text:p>
            </text:list-header>
          </text:list>
        </text:list-item>
      </text:list>
      <text:list xml:id="list39651440" text:continue-list="list8035014901281395493" text:style-name="L18">
        <text:list-item>
          <text:list>
            <text:list-header>
              <text:p text:style-name="P186">2 miles at 10:46/mile Ave HR= 121 bpm and rest a few minutes</text:p>
            </text:list-header>
          </text:list>
        </text:list-item>
      </text:list>
      <text:list xml:id="list39655316" text:continue-list="list3964365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65469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5559197499758166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553841532070865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211533798872201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51550985665480324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4208017634133602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899438809360443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62414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3130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7635827303117053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7744890083156938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3504987120726300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7375230355959633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7940040779474778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933960839394609060" text:style-name="L32">
        <text:list-item>
          <text:list>
            <text:list-header>
              <text:p text:style-name="P197">0.25 miles in 2:54</text:p>
              <text:p text:style-name="P197">1 mile in 9:21 going faster as I ran and ending at around 8:30 pace</text:p>
            </text:list-header>
          </text:list>
        </text:list-item>
      </text:list>
      <text:list xml:id="list476962599267597506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40722327503545387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31166915414122721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623085379282946695"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0742042002851966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34637986697916150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text:soft-page-break/>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44710873010254010"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1T19:38:28.33</dc:date>
    <dc:creator>James Lombardi</dc:creator>
    <meta:editing-duration>P29DT5H10S</meta:editing-duration>
    <meta:editing-cycles>2181</meta:editing-cycles>
    <meta:generator>OpenOffice/4.1.2$Win32 OpenOffice.org_project/412m3$Build-9782</meta:generator>
    <meta:document-statistic meta:table-count="0" meta:image-count="9" meta:object-count="0" meta:page-count="215" meta:paragraph-count="6308" meta:word-count="68012" meta:character-count="348069"/>
  </office:meta>
</office:document-meta>
</file>